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ff3b" officeooo:paragraph-rsid="0013ff3b"/>
    </style:style>
    <style:style style:name="P2" style:family="paragraph" style:parent-style-name="Text_20_body">
      <style:text-properties officeooo:rsid="0014c23c" officeooo:paragraph-rsid="0014c23c"/>
    </style:style>
    <style:style style:name="P3" style:family="paragraph" style:parent-style-name="Heading_20_1">
      <style:text-properties officeooo:paragraph-rsid="0014c23c"/>
    </style:style>
    <style:style style:name="P4" style:family="paragraph" style:parent-style-name="Heading_20_1">
      <style:text-properties officeooo:rsid="0013ff3b" officeooo:paragraph-rsid="0013ff3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T1" style:family="text">
      <style:text-properties officeooo:rsid="0014c23c"/>
    </style:style>
    <style:style style:name="T2" style:family="text">
      <style:text-properties officeooo:rsid="00158ae4"/>
    </style:style>
    <style:style style:name="T3" style:family="text">
      <style:text-properties officeooo:rsid="0015ceb7"/>
    </style:style>
    <style:style style:name="T4" style:family="text">
      <style:text-properties officeooo:rsid="00161192"/>
    </style:style>
    <style:style style:name="T5" style:family="text">
      <style:text-properties officeooo:rsid="00174962"/>
    </style:style>
    <style:style style:name="gr1" style:family="graphic">
      <style:graphic-properties draw:textarea-horizontal-align="justify" draw:textarea-vertical-align="middle" draw:auto-grow-height="false" fo:min-height="0.5362in" fo:min-width="0.75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882in" fo:min-width="2.478in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Steps to repro unexpected </text:span><text:span text:style-name="T2">T</text:span><text:span text:style-name="T1">ab key behaviour:</text:span></text:h>
      <text:p text:style-name="P2">1) Open either sidebar ctrl+F5 or floating F5 <text:span text:style-name="T3">Navigator</text:span></text:p>
      <text:p text:style-name="P2">2) Double click on Shape 1 <text:span text:style-name="T4">in the Navigator Drawing objects list</text:span></text:p>
      <text:p text:style-name="P2">3) Press Tab key</text:p>
      <text:p text:style-name="P2">Expected result: Selected drawing object changes to Shape 2</text:p>
      <text:h text:style-name="P4" text:outline-level="1">Heading 1</text:h>
      <text:p text:style-name="P1"><draw:custom-shape text:anchor-type="paragraph" draw:z-index="0" draw:name="Shape 1" draw:style-name="gr2" draw:text-style-name="P6" svg:width="2.4776in" svg:height="0.7878in" svg:x="3.5201in" svg:y="0.0272in"><text:p text:style-name="P6">Shape 1</text:p>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5">B</text:span>ody text heading 1</text:p>
      <text:h text:style-name="P4" text:outline-level="1">Heading 2</text:h>
      <text:p text:style-name="P1"><draw:custom-shape text:anchor-type="paragraph" draw:z-index="1" draw:name="Shape 2" draw:style-name="gr1" draw:text-style-name="P5" svg:width="1.5161in" svg:height="1.6094in" svg:x="2.1661in" svg:y="0.1874in"><text:p text:style-name="P5">Shape 2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5">B</text:span>ody text heading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 loext:hyphenation-keep-type="colum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1:58:27.396507895</meta:creation-date>
    <meta:editing-duration>P0D</meta:editing-duration>
    <meta:editing-cycles>1</meta:editing-cycles>
    <meta:generator>LibreOfficeDev/24.8.0.0.alpha0$Linux_X86_64 LibreOffice_project/3454a73a11722c45016c9b5aa0d95402fc1196f0</meta:generator>
    <meta:document-statistic meta:table-count="0" meta:image-count="0" meta:object-count="0" meta:page-count="1" meta:paragraph-count="9" meta:word-count="53" meta:character-count="294" meta:non-whitespace-character-count="250"/>
  </office:meta>
</office:document-meta>
</file>